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deSUManager.start( String serviceUni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deSUManager.undeploy( String serviceUnitID , String serviceUnitRoo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deSUManager.OdeSUManager( OdeContext od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SUManager.stop( String serviceUni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deSUManager.deploy( String serviceUnitID , String serviceUnitRoot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deSUManager.shutDown( String serviceUni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deSUManager.makeStatusMessage( String task , String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OdeSUManager.init( String serviceUnitID , String serviceUnitRoo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